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-18550" calcext:value-type="float">
            <text:p>-18550</text:p>
          </table:table-cell>
          <table:table-cell/>
          <table:table-cell table:formula="of:=[.E96]-[.E95]" office:value-type="float" office:value="-14851" calcext:value-type="float">
            <text:p>-14851</text:p>
          </table:table-cell>
          <table:table-cell/>
          <table:table-cell table:formula="of:=[.H95]+[.G96]" office:value-type="float" office:value="25822" calcext:value-type="float">
            <text:p>25822</text:p>
          </table:table-cell>
          <table:table-cell office:value-type="float" office:value="50" calcext:value-type="float">
            <text:p>50</text:p>
          </table:table-cell>
          <table:table-cell table:formula="of:=[.I96]-[.I95]" office:value-type="float" office:value="15" calcext:value-type="float">
            <text:p>15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5822" calcext:value-type="float">
            <text:p>25822</text:p>
          </table:table-cell>
          <table:table-cell/>
          <table:table-cell table:formula="of:=[.I97]-[.I96]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5822" calcext:value-type="float">
            <text:p>25822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5822" calcext:value-type="float">
            <text:p>25822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5822" calcext:value-type="float">
            <text:p>25822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5822" calcext:value-type="float">
            <text:p>25822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5822" calcext:value-type="float">
            <text:p>25822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5822" calcext:value-type="float">
            <text:p>2582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5822" calcext:value-type="float">
            <text:p>2582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5822" calcext:value-type="float">
            <text:p>2582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5822" calcext:value-type="float">
            <text:p>2582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5822" calcext:value-type="float">
            <text:p>2582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5822" calcext:value-type="float">
            <text:p>2582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5822" calcext:value-type="float">
            <text:p>2582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00:14:24.130544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31T20:45:36.428379367</dc:date>
    <meta:editing-cycles>106</meta:editing-cycles>
    <meta:editing-duration>P19DT3H53M1S</meta:editing-duration>
    <meta:generator>LibreOffice/6.0.3.2$Linux_X86_64 LibreOffice_project/00m0$Build-2</meta:generator>
    <meta:document-statistic meta:table-count="1" meta:cell-count="10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